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9000001B1A0D6F5FC104E8696.jpg" manifest:media-type="image/jpe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000000001B1000001B1B91E20A1EB85572D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title">
      <style:graphic-properties draw:auto-grow-height="true" fo:min-height="1.524cm"/>
    </style:style>
    <style:style style:name="pr3" style:family="presentation" style:parent-style-name="Title-title">
      <style:graphic-properties draw:auto-grow-height="true" fo:min-height="1.737cm"/>
    </style:style>
    <style:style style:name="pr4" style:family="presentation" style:parent-style-name="Title-notes">
      <style:graphic-properties draw:fill-color="#ffffff" draw:auto-grow-height="true" fo:min-height="13.364cm"/>
    </style:style>
    <style:style style:name="pr5" style:family="presentation" style:parent-style-name="One_20_Column-title">
      <style:graphic-properties draw:auto-grow-height="true" fo:min-height="3.473cm"/>
    </style:style>
    <style:style style:name="pr6" style:family="presentation" style:parent-style-name="One_20_Column-outline1">
      <style:graphic-properties fo:min-height="8.884cm"/>
    </style:style>
    <style:style style:name="pr7" style:family="presentation" style:parent-style-name="One_20_Column-notes">
      <style:graphic-properties draw:fill-color="#ffffff" draw:auto-grow-height="true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r11" style:family="presentation" style:parent-style-name="Two_20_columns-title">
      <style:graphic-properties fo:min-height="1.8cm"/>
    </style:style>
    <style:style style:name="pr12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Progress Report</text:p>
          </draw:text-box>
        </draw:frame>
        <draw:frame presentation:style-name="pr2" draw:layer="layout" svg:width="11.684cm" svg:height="1.524cm" svg:x="11.938cm" svg:y="13.208cm" presentation:class="title" presentation:user-transformed="true">
          <draw:text-box>
            <text:p>陳柏志</text:p>
          </draw:text-box>
        </draw:frame>
        <draw:frame presentation:style-name="pr3" draw:layer="layout" svg:width="8.382cm" svg:height="1.737cm" svg:x="19.618cm" svg:y="13.208cm" presentation:class="title" presentation:user-transformed="true">
          <draw:text-box>
            <text:p>2021/03/17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5" draw:layer="layout" svg:width="26.5cm" svg:height="3.473cm" svg:x="0.508cm" svg:y="0cm" presentation:class="title" presentation:user-transformed="true">
          <draw:text-box>
            <text:p>Patch-based image Warping for Content-Aware Retargeting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1.267cm" svg:height="7.707cm" svg:x="2.54cm" svg:y="4.826cm">
          <draw:image xlink:href="Pictures/1000000000000279000001B1A0D6F5FC104E8696.jpg" xlink:type="simple" xlink:show="embed" xlink:actuate="onLoad">
            <text:p/>
          </draw:image>
        </draw:frame>
        <draw:frame draw:style-name="gr2" draw:text-style-name="P2" draw:layer="layout" svg:width="7.783cm" svg:height="7.783cm" svg:x="16.347cm" svg:y="4.826cm">
          <draw:image xlink:href="Pictures/10000000000001B1000001B1B91E20A1EB85572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Environment</text:p>
          </draw:text-box>
        </draw:frame>
        <draw:frame presentation:style-name="pr9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3">C++</text:p>
              </text:list-item>
              <text:list-item>
                <text:p text:style-name="P3">OpenCV 3.4.13</text:p>
              </text:list-item>
              <text:list-item>
                <text:p>Cple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11" draw:layer="layout" svg:width="26.5cm" svg:height="1.8cm" svg:x="0.4cm" svg:y="0.2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00:08:00.942496083</meta:creation-date>
    <meta:editing-duration>PT6S</meta:editing-duration>
    <meta:editing-cycles>2</meta:editing-cycles>
    <meta:generator>LibreOffice/6.0.7.3$Linux_X86_64 LibreOffice_project/00m0$Build-3</meta:generator>
    <dc:title>Portfolio</dc:title>
    <dc:date>2021-03-17T00:18:07.376298317</dc:date>
    <meta:document-statistic meta:object-count="61"/>
  </office:meta>
</office:document-meta>
</file>